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950" officeooo:paragraph-rsid="0005d950"/>
    </style:style>
    <style:style style:name="P2" style:family="paragraph" style:parent-style-name="Standard">
      <style:text-properties officeooo:rsid="0005d950" officeooo:paragraph-rsid="0005d950"/>
    </style:style>
    <style:style style:name="P3" style:family="paragraph" style:parent-style-name="Text_20_body">
      <style:text-properties officeooo:rsid="000613ce" officeooo:paragraph-rsid="000613ce"/>
    </style:style>
    <style:style style:name="P4" style:family="paragraph" style:parent-style-name="Text_20_body">
      <style:text-properties officeooo:rsid="0007169a" officeooo:paragraph-rsid="0007169a"/>
    </style:style>
    <style:style style:name="P5" style:family="paragraph" style:parent-style-name="Text_20_body">
      <style:text-properties officeooo:rsid="000adb9c" officeooo:paragraph-rsid="000adb9c"/>
    </style:style>
    <style:style style:name="P6" style:family="paragraph" style:parent-style-name="Text_20_body">
      <style:text-properties officeooo:rsid="000bfd36" officeooo:paragraph-rsid="000bfd36"/>
    </style:style>
    <style:style style:name="T1" style:family="text">
      <style:text-properties officeooo:rsid="000613ce"/>
    </style:style>
    <style:style style:name="T2" style:family="text">
      <style:text-properties officeooo:rsid="000716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C编译器</text:p>
      <text:p text:style-name="P1"/>
      <text:p text:style-name="P1">首先介绍一下GCC：GNU Compiler Collection(GNU 编译器集合)，在为Linux开发应用程序时，绝大多数情况下使用的都是C语言，因此几乎每一位Linux程序员面临的首要问题都是如何灵活运用C编译器。目前 Linux下最常用的C语言编译器是GCC（GNU Compiler Collection），它是GNU项目中符合ANSI C标准的编译系统，能够编译用C、C++和Object C等语言编写的程序。GCC不仅功能非常强大，结构也异常灵活。最值得称道的一点就是它可以通过不同的前端模块来支持各种语言，如Java、 Fortran、Pascal、Modula-3和Ada等。</text:p>
      <text:p text:style-name="P1"/>
      <text:p text:style-name="P1">gcc与g++区别： <text:s text:c="3"/></text:p>
      <text:p text:style-name="P1"/>
      <text:p text:style-name="P1">gcc是GCC中的GUNC Compiler（C 编译器）</text:p>
      <text:p text:style-name="P1"/>
      <text:p text:style-name="P1">g++是GCC中的GUN C++ Compiler（C++编译器）</text:p>
      <text:p text:style-name="P1"/>
      <text:p text:style-name="P1">更准确的说法是：gcc调用了Ccompiler，而g++调用了C++ compiler</text:p>
      <text:p text:style-name="P1"/>
      <text:p text:style-name="P1">gcc和g++的主要区别</text:p>
      <text:p text:style-name="P1"/>
      <text:p text:style-name="P1">1.对于 *.c和*.cpp文件，gcc分别当做c和cpp文件编译（c和cpp的语法强度是不一样的）; g++则统一当做cpp文件编译</text:p>
      <text:p text:style-name="P1"/>
      <text:p text:style-name="P1">2. 使用g++编译文件时，g++会自动链接标准库STL，而gcc不会自动链接STL，在用gcc编译c++文件时，为了能够使用STL，需要加参数 –lstdc++ ，但这并不代表 gcc –lstdc++ 和 g++等价</text:p>
      <text:p text:style-name="P1"/>
      <text:p text:style-name="P1">3.gcc在编译C文件时，可使用的预定义宏是比较少的</text:p>
      <text:p text:style-name="P1"/>
      <text:p text:style-name="P1">4.gcc在编译cpp文件时/g++在编译c文件和cpp文件时（这时候gcc和g++调用的都是cpp文件的编译器），会加入一些额外的宏，这些宏如下：</text:p>
      <text:p text:style-name="P1"/>
      <text:p text:style-name="P1">#define__GXX_WEAK__ 1</text:p>
      <text:p text:style-name="P1">#define __cplusplus 1</text:p>
      <text:p text:style-name="P1">#define __DEPRECATED 1</text:p>
      <text:p text:style-name="P1">#define __GNUG__ 4</text:p>
      <text:p text:style-name="P1">#define __EXCEPTIONS 1</text:p>
      <text:p text:style-name="P1"/>
      <text:p text:style-name="P1">#define __private_extern__ extern</text:p>
      <text:p text:style-name="P1">gcc/g++与make区别：</text:p>
      <text:p text:style-name="P1"/>
      <text:p text:style-name="P1">当你的程序只有一个源文件时，直接就可以用gcc命令编译它。但是当你的程序包含很多个源文件时，用gcc命令逐个去编译时，你就很容易混乱而且工作量大.</text:p>
      <text:p text:style-name="P1"/>
      <text:p text:style-name="P1"><text:soft-page-break/>所以出现了make工具！make工具可以看成是一个智能的批处理工具，它本身并没有编译和链接的功能，而是用类似于批处理的方式—通过调用makefile文件中用户指定的命令来进行编译和链接的。</text:p>
      <text:p text:style-name="P1"/>
      <text:p text:style-name="P1">makefile是什么？简单的说就像一首歌的乐谱，make工具就像指挥家，指挥家根据乐谱指挥整个乐团怎么样演奏，make工具就根据makefile中的命令进行编译和链接的。makefile命令中就包含了调用gcc（也可以是别的编译器）去编译某个源文件的命令。</text:p>
      <text:p text:style-name="P1">make与cmake区别：</text:p>
      <text:p text:style-name="P1"/>
      <text:p text:style-name="P1">makefile在一些简单的工程完全可以人工手下，但是当工程非常大的时候，手写makefile也是非常麻烦的，如果换了个平台makefile又要重新修改。</text:p>
      <text:p text:style-name="P1">————————————————</text:p>
      <text:p text:style-name="P1">版权声明：本文为CSDN博主「hblhly」的原创文章，遵循 CC 4.0 BY-SA 版权协议，转载请附上原文出处链接及本声明。</text:p>
      <text:p text:style-name="P1">原文链接：<text:a xlink:type="simple" xlink:href="https://blog.csdn.net/hblhly/article/details/80740493" text:style-name="Internet_20_link" text:visited-style-name="Visited_20_Internet_20_Link">https://blog.csdn.net/hblhly/article/details/80740493</text:a></text:p>
      <text:p text:style-name="P1"/>
      <text:h text:style-name="Heading_20_1" text:outline-level="1">如何使用O<text:span text:style-name="T1">penVINO中的Opencv4.1.0</text:span></text:h>
      <text:p text:style-name="P3">Opencv4.1.0是编译好的？对python可以直接使用import cv2引用。</text:p>
      <text:p text:style-name="P3">对g++, 需要配置。</text:p>
      <text:p text:style-name="P3">1. 预编译时头文件的引用：</text:p>
      <text:p text:style-name="P3">sudo gedit ~/.bashrc</text:p>
      <text:p text:style-name="P3">修改添加</text:p>
      <text:p text:style-name="P3"><text:s/>CPLUS_INCLUDE_PATH=$CPLUS_INCLUDE_PATH:/opt/intel/openvino/opencv/include</text:p>
      <text:p text:style-name="P3">export CPLUS_INCLUDE_PATH</text:p>
      <text:p text:style-name="P3"># 这里这个文件中存在头文件等等源码</text:p>
      <text:p text:style-name="P3">2. 链接时期so文件的调用：</text:p>
      <text:p text:style-name="P3">g++ test.cpp -L /opt/intel/openvino/opencv/lib -lopencv_core -lopencv_highgui -lopencv_videoio -o test</text:p>
      <text:p text:style-name="P3"># 需要以上命令才能正确加载so文件：注意lopencv_core 对应的是libopencv_core.so这个软连接， 其中lib被简写成了l， 这是一种规则。</text:p>
      <text:p text:style-name="P3">网上其他办法尝试均无效：</text:p>
      <text:h text:style-name="Heading_20_1" text:outline-level="1">方法1：单纯修改环境变量<text:span text:style-name="T2">，结果无效</text:span></text:h>
      <text:p text:style-name="P4">2.2 修改环境变量</text:p>
      <text:p text:style-name="P4"><text:soft-page-break/>$ export LD_LIBRARY_PATH=$LD_LIBRARY_PATH:/opt/biosoft/hdf5-1.8.15-patch1/lib/</text:p>
      <text:p text:style-name="P4">修改环境变量 LD_LIBRARY_PATH，加入库文件所在路径。使用 export 命令使修改生效。</text:p>
      <text:p text:style-name="P4">$ echo 'export LD_LIBRARY_PATH=$LD_LIBRARY_PATH:/opt/biosoft/hdf5-1.8.15-patch1/lib/' &gt;&gt; ~/.bashrc</text:p>
      <text:p text:style-name="P4">$ source ~/.bashrc</text:p>
      <text:p text:style-name="P4">将上述 export 命令加入到配置文件 ~/.bashrc，使之永久生效。</text:p>
      <text:p text:style-name="P4"/>
      <text:p text:style-name="P4">$ export LIBRARY_PATH=/opt/biosoft/hdf5-1.8.15-patch1/lib/:$LIBRARY_PATH</text:p>
      <text:p text:style-name="P4">若修改变量 LD_LIBRARY_PATH 不奏效，则修改变量 LIBRARY_PATH 。</text:p>
      <text:p text:style-name="P4"/>
      <text:h text:style-name="Heading_20_1" text:outline-level="1">方法2： 添加到ubuntu编译会搜索的路径：</text:h>
      <text:p text:style-name="P4">在软件编译过程中，经常会碰到类似这样的编译错误：</text:p>
      <text:p text:style-name="P4"/>
      <text:p text:style-name="P4">/usr/bin/ld: cannot find -lhdf5</text:p>
      <text:p text:style-name="P4"/>
      <text:p text:style-name="P4">这表示找不到库文件 libhdf5.so，若是其它库文件，则是 cannot find -lxxx 了，其中 xxx 是库文件的名字。</text:p>
      <text:p text:style-name="P4">解决方法有：</text:p>
      <text:p text:style-name="P4">首先将OpenCV的库添加到路径，从而可以让系统找到</text:p>
      <text:p text:style-name="P4">sudo gedit /etc/ld.so.conf.d/opencv.conf</text:p>
      <text:p text:style-name="P4">执行此命令后打开的可能是一个空白的文件，不用管，只需要在文件末尾添加</text:p>
      <text:p text:style-name="P4">/usr/local/lib</text:p>
      <text:p text:style-name="P4">然后保存退出，执行如下命令使得刚才的配置路径生效</text:p>
      <text:p text:style-name="P4">sudo ldconfig</text:p>
      <text:p text:style-name="P4"/>
      <text:p text:style-name="P4">7.配置bash，执行如下命令</text:p>
      <text:p text:style-name="P4">sudo gedit /etc/bash.bashrc</text:p>
      <text:p text:style-name="P4">在末尾添加</text:p>
      <text:p text:style-name="P4"><text:soft-page-break/>PKG_CONFIG_PATH=$PKG_CONFIG_PATH:/usr/local/lib/pkgconfig</text:p>
      <text:p text:style-name="P4"><text:s/></text:p>
      <text:p text:style-name="P4">export PKG_CONFIG_PATH</text:p>
      <text:p text:style-name="P4">保存退出，然后执行如下命令使得配置生效</text:p>
      <text:p text:style-name="P4">sudo source /etc/bash.bashrc</text:p>
      <text:p text:style-name="P4">2. 将库文件所在路径添加到gcc的搜索路径</text:p>
      <text:p text:style-name="P4">使用以下命令查询gcc能否搜寻到指定的库文件:</text:p>
      <text:p text:style-name="P4">$ gcc -lhdf5 --verbose</text:p>
      <text:p text:style-name="P4">查询库文件 libhdf5.so 是否能在搜索路径中找到。</text:p>
      <text:p text:style-name="P4">若安装了软件，找到了库文件的路径。但是依然会提示上述错误。则表示gcc的搜索路径不包含该库文件所在的路径。将库文件所在的路径加入到搜寻路径中的方法为：</text:p>
      <text:p text:style-name="P4">2.1 使用 /etc/ld.so.conf 配置文件</text:p>
      <text:p text:style-name="P4">将库文件所在的路径加入到 /etc/ld.so.conf 尾部，并使之生效：</text:p>
      <text:p text:style-name="P4">$ sudo echo '/opt/biosoft/hdf5-1.8.15-patch1/lib/' &gt;&gt; /etc/ld.so.conf</text:p>
      <text:p text:style-name="P4">libhdf5.so 在路径 /opt/biosoft/hdf5-1.8.15-patch1/lib/ 下，将该路径加添加到配置文件中</text:p>
      <text:p text:style-name="P4">$ sudo ldconfig</text:p>
      <text:p text:style-name="P4">运行该命令，重新载入 /ext/ld.so.conf 中的路径，使修改生效。</text:p>
      <text:h text:style-name="Heading_20_1" text:outline-level="1">常见环境变量配置位置</text:h>
      <text:p text:style-name="P5">什么是环境变量？</text:p>
      <text:p text:style-name="P5">哪些文件下可以设置环境变量，它们有什么区别？</text:p>
      <text:p text:style-name="P5">正确设置永久环境变量并立即生效</text:p>
      <text:p text:style-name="P5">1. 什么是环境变量</text:p>
      <text:p text:style-name="P5">环境变量（environment variables）一般是指在操作系统中用来指定操作系统运行环境的一些参数，这些参数会对系统行为产生影响。</text:p>
      <text:p text:style-name="P5"/>
      <text:p text:style-name="P5"><text:soft-page-break/>比如常用的PATH环境变量，当要求系统运行一个程序而没有告诉它程序所在的完整路径时，系统除了在当前目录下面寻找此程序外，还会到PATH中指定的路径去找。你可以在终端使用printenv PATH查看当前PATH变量的值。</text:p>
      <text:p text:style-name="P5"/>
      <text:p text:style-name="P5">2. 用户环境变量和系统环境变量</text:p>
      <text:p text:style-name="P5">Ubuntu系统包含两类环境变量：系统环境变量和用户环境变量。系统环境变量对所有系统用户都有效，用户环境变量仅仅对当前的用户有效。</text:p>
      <text:p text:style-name="P5"/>
      <text:p text:style-name="P5">用户环境变量可存储在以下文件中：</text:p>
      <text:p text:style-name="P5">~/.profile</text:p>
      <text:p text:style-name="P5">~/.bashrc, ~/.bash_profile, ~/.bash_login</text:p>
      <text:p text:style-name="P5">推荐将环境变量保存在~/.profile中，因为无论是通过控制台还是图形界面启动程序时，都会自动执行该文件。</text:p>
      <text:p text:style-name="P5">而~/.bashrc, ~/.bash_profile, ~/.bash_login这些文件，当通过shell启动程序时，它们也会被加载；但当通过图形界面环境启动程序时，这些文件中的环境变量设置便不可用了。</text:p>
      <text:p text:style-name="P5"/>
      <text:p text:style-name="P5">系统环境变量可存储在以下文件中：</text:p>
      <text:p text:style-name="P5">/etc/profile</text:p>
      <text:p text:style-name="P5"/>
      <text:p text:style-name="P5">/etc/profile.d（它是文件夹）</text:p>
      <text:p text:style-name="P5"/>
      <text:p text:style-name="P5">/etc/bash.bashrc</text:p>
      <text:p text:style-name="P5"/>
      <text:p text:style-name="P5">/etc/profile和/etc/profile.d都是常用的设置环境的地方。其中/etc/profile.d文件夹来源于/etc/profile，在该目录下的*.sh，即以sh为后缀的文件都会被加载。</text:p>
      <text:p text:style-name="P5">类似地，不推荐使用/etc/bash.bashrc，因为在图形界面环境下启动程序时，不会加载它里边的环境变量设置。</text:p>
      <text:p text:style-name="P5"/>
      <text:p text:style-name="P5">3. 设置永久环境变量实例（以/etc/profile为例）</text:p>
      <text:p text:style-name="P5">gedit /etc/profile</text:p>
      <text:p text:style-name="P5"><text:soft-page-break/>#vim也行</text:p>
      <text:p text:style-name="P5">1</text:p>
      <text:p text:style-name="P5">2</text:p>
      <text:p text:style-name="P5"/>
      <text:p text:style-name="P5">在文件末尾处添加如下，保存并退出：</text:p>
      <text:p text:style-name="P5"/>
      <text:p text:style-name="P5">export JAVA_HOME=/usr/lib/jvm/jdk1.7.0</text:p>
      <text:p text:style-name="P5">export PATH=$PATH:$JAVA_HOME/bin</text:p>
      <text:p text:style-name="P5">1</text:p>
      <text:p text:style-name="P5">2</text:p>
      <text:p text:style-name="P5">其中，</text:p>
      <text:p text:style-name="P5"/>
      <text:p text:style-name="P5">export命令：使得变量真正输出成为环境变量。</text:p>
      <text:p text:style-name="P5"/>
      <text:p text:style-name="P5">等号=左边为变量名，右边为变量实际值。export后，可以通过$variable_name的形式访问变量，如$JAVA_HOME，即可替换为JAVA_HOME=/usr/lib/jvm/jdk1.7.0。</text:p>
      <text:p text:style-name="P5"/>
      <text:p text:style-name="P5">PATH变量中通常有多个指定路径，中间用冒号隔开。拼接上$PATH变量，则不影响原先的路径设置。</text:p>
      <text:h text:style-name="Heading_20_1" text:outline-level="1">g++的指令参数说明</text:h>
      <text:p text:style-name="P6">g++ -L 和-l &amp;&amp; -I参数</text:p>
      <text:p text:style-name="P6">2015-03-26 15:49:53 dingzuoer 阅读数 19961更多</text:p>
      <text:p text:style-name="P6">分类专栏： c++ <text:s/>Linux</text:p>
      <text:p text:style-name="P6">-l参数和-L参数</text:p>
      <text:p text:style-name="P6">-l参数就是用来指定程序要链接的库，-l参数紧接着就是库名，那么库名跟真正的库文件名有什么关系呢？</text:p>
      <text:p text:style-name="P6">就拿数学库来说，他的库名是m，他的库文件名是libm.so，很容易看出，把库文件名的头lib和尾.so去掉就是库名了。</text:p>
      <text:p text:style-name="P6"/>
      <text:p text:style-name="P6"><text:soft-page-break/>好了现在我们知道怎么得到库名了，比如我们自已要用到一个第三方提供的库名字叫libtest.so，那么我们只要把 libtest.so拷贝到/usr/lib里，编译时加上-ltest参数，我们就能用上libtest.so库了（当然要用libtest.so库里</text:p>
      <text:p text:style-name="P6">的函数，我们还需要与libtest.so配套的头文件）。放在/lib和/usr/lib和/usr/local/lib里的库直接用-l参数就能链接了，但如果库文件没放在这三个目录里，而是放在其他目录里，这时我们只用-l参数的话，链接还是会出错，出错信息大概是：“/usr/bin/ld: cannot find-lxxx”，也就是链接程序ld在那3个目录里找不到</text:p>
      <text:p text:style-name="P6"/>
      <text:p text:style-name="P6">libxxx.so，这时另外一个参数-L就派上用场了，比如常用的X11的库，它放在/usr/X11R6/lib目录下，我们编译时就要用-L/usr/X11R6/lib -lX11参数，-L参数跟着的是库文件所在的目录名。再比如我们把libtest.so在/aaa/bbb/ccc目录下，那链接参数就是-L/aaa/bbb/ccc -ltest</text:p>
      <text:p text:style-name="P6"/>
      <text:p text:style-name="P6">另外，大部分libxxxx.so只是一个链接，以RH9为例，比如libm.so它链接到/lib/libm.so.x，/lib/libm.so.6又链接到/lib/libm-2.3.2.so，如果没有这样的链接，还是会出错，因为ld只会找libxxxx.so，所以如果你要用到xxxx库，而只有libxxxx.so.x或者libxxxx-x.x.x.so，做一个链接就可以了ln -s libxxxx-x.x.x.so libxxxx.so</text:p>
      <text:p text:style-name="P6"/>
      <text:p text:style-name="P6">手工来写链接参数总是很麻烦的，还好很多库开发包提供了生成链接参数的程序，名字一般叫xxxx-config，一般放在/usr/bin目录下，比如gtk1.2的链接参数生成程序是gtk-config，执行gtk-config --libs就能得到以下输出"-L/usr/lib -L/usr/X11R6/lib -lgtk -lgdk -rdynamic-lgmodule -lglib -ldl -lXi -lXext -lX11 -lm"，这就是编译一个gtk1.2程序所需的gtk链接参数，xxx-config除了--libs参数外还有一个参没放在这三个目录里，而是放在其他目录里，这时我们只用-l参数的话，链接还是会出错，出错信息大概是：“/usr/bin/ld: cannot find-lxxx”，也就是链接程序ld在那3个目录里找不到libxxx.so，这时另外一个参数-L就派上用场了，比如常用的X11的库，它放在/usr/X11R6/lib目录下，我们编译时就要用-L/usr/X11R6/lib -lX11参数，-L参数跟着的是库文件所在的目录名。再比如我们把libtest.so放在/aaa/bbb/ccc目录下，那链接参数就是-L/aaa/bbb/ccc -ltest</text:p>
      <text:p text:style-name="P6"/>
      <text:p text:style-name="P6">另外，大部分libxxxx.so只是一个链接，以RH9为例，比如libm.so它链接到/lib/libm.so.x，/lib/libm.so.6又链接到/lib/libm-2.3.2.so，如果没有这样的链接，还是会出错，因为ld只会找libxxxx.so，所以如果你要用到xxxx库，而只有libxxxx.so.x或者libxxxx-x.x.x.so，做一个链接就可以了ln -s libxxxx-x.x.x.so libxxxx.so手工来写链接参数总是很麻烦的，还好很多库开发包提供了生成链接参数的程序，名字一般叫xxxx-config，一般放在/usr/bin目录下，比如gtk1.2的链接参数生成程序是gtk-config，执行gtk-config --libs就能得到以下输出"-L/usr/lib -L/usr/X11R6/lib -lgtk -lgdk -rdynamic-lgmodule -lglib -ldl -lXi -lXext -lX11 -lm"，这就是编译一个gtk1.2程序所需的gtk链接参数，xxx-<text:soft-page-break/>config除了--libs参数外还有一个参数是--cflags用来生成头文件包含目录的，也就是-I参数，在下面我们将会讲到。你可以试试执行gtk-config--libs --cflags，看看输出结果。现在的问题就是怎样用这些输出结果了，最笨的方法就是复制粘贴或者照抄，聪明的办法是在编译命令行里加入这个`xxxx-config --libs --cflags`，比如编译一个gtk程序：gcc gtktest.c `gtk-config --libs --cflags`这样就差不多了。注意`不是单引号，而是1键左边那个键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7:57:49.111919986</meta:creation-date>
    <dc:date>2019-10-10T00:19:36.763485311</dc:date>
    <meta:editing-duration>PT11M5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8" meta:paragraph-count="125" meta:word-count="3375" meta:character-count="6436" meta:non-whitespace-character-count="6240"/>
  </office:meta>
</office:document-meta>
</file>